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arial" svg:font-family="arial, sans-serif"/>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officeooo:rsid="01899e3b" officeooo:paragraph-rsid="01a06171"/>
    </style:style>
    <style:style style:name="P2" style:family="paragraph" style:parent-style-name="Footer">
      <style:paragraph-properties fo:text-align="center" style:justify-single-word="false"/>
      <style:text-properties officeooo:paragraph-rsid="019ece81"/>
    </style:style>
    <style:style style:name="P3" style:family="paragraph" style:parent-style-name="Heading_20_2">
      <style:text-properties officeooo:rsid="01a2c397" officeooo:paragraph-rsid="01a2c397"/>
    </style:style>
    <style:style style:name="P4" style:family="paragraph" style:parent-style-name="Heading_20_2">
      <style:text-properties officeooo:paragraph-rsid="01c06d4e"/>
    </style:style>
    <style:style style:name="P5" style:family="paragraph" style:parent-style-name="Heading_20_2">
      <style:text-properties fo:font-weight="normal" officeooo:rsid="01ae3198" officeooo:paragraph-rsid="01ae3198" style:font-weight-asian="normal" style:font-weight-complex="normal"/>
    </style:style>
    <style:style style:name="P6" style:family="paragraph" style:parent-style-name="Heading_20_2">
      <style:paragraph-properties fo:margin-top="0in" fo:margin-bottom="0in" loext:contextual-spacing="false" fo:line-height="120%" fo:text-align="end" style:justify-single-word="false" style:writing-mode="rl-tb"/>
      <style:text-properties officeooo:rsid="01ae3198" officeooo:paragraph-rsid="01bc6217"/>
    </style:style>
    <style:style style:name="P7" style:family="paragraph" style:parent-style-name="Text_20_body">
      <style:paragraph-properties fo:margin-top="0in" fo:margin-bottom="0in" loext:contextual-spacing="false" fo:line-height="120%" fo:text-align="end" style:justify-single-word="false" style:writing-mode="rl-tb"/>
    </style:style>
    <style:style style:name="P8" style:family="paragraph" style:parent-style-name="Text_20_body">
      <style:paragraph-properties fo:margin-top="0in" fo:margin-bottom="0in" loext:contextual-spacing="false" fo:line-height="120%" fo:text-align="end" style:justify-single-word="false" style:writing-mode="rl-tb"/>
      <style:text-properties officeooo:rsid="01bc6217" officeooo:paragraph-rsid="01bc6217"/>
    </style:style>
    <style:style style:name="P9" style:family="paragraph" style:parent-style-name="Text_20_body">
      <style:paragraph-properties fo:margin-top="0in" fo:margin-bottom="0in" loext:contextual-spacing="false" fo:line-height="120%" fo:text-align="end" style:justify-single-word="false" style:writing-mode="rl-tb"/>
      <style:text-properties officeooo:rsid="01bdc3a7" officeooo:paragraph-rsid="01bdc3a7"/>
    </style:style>
    <style:style style:name="P10" style:family="paragraph" style:parent-style-name="Text_20_body">
      <style:text-properties officeooo:paragraph-rsid="01b4fc7f"/>
    </style:style>
    <style:style style:name="P11" style:family="paragraph" style:parent-style-name="Text_20_body">
      <style:text-properties officeooo:paragraph-rsid="01b568ce"/>
    </style:style>
    <style:style style:name="P12" style:family="paragraph" style:parent-style-name="Text_20_body">
      <style:text-properties officeooo:paragraph-rsid="01b8b685"/>
    </style:style>
    <style:style style:name="P13" style:family="paragraph" style:parent-style-name="Text_20_body">
      <style:text-properties officeooo:rsid="01b8b685" officeooo:paragraph-rsid="01b8b685"/>
    </style:style>
    <style:style style:name="P14" style:family="paragraph" style:parent-style-name="Text_20_body">
      <style:text-properties officeooo:rsid="01d00402" officeooo:paragraph-rsid="01d00402"/>
    </style:style>
    <style:style style:name="P15" style:family="paragraph" style:parent-style-name="Text_20_body">
      <style:text-properties fo:font-weight="normal" officeooo:rsid="01d1c690" officeooo:paragraph-rsid="01d00402" fo:background-color="#ffff00"/>
    </style:style>
    <style:style style:name="P16" style:family="paragraph" style:parent-style-name="Text_20_body">
      <style:text-properties officeooo:rsid="01b9c9dd" officeooo:paragraph-rsid="01bbaddf"/>
    </style:style>
    <style:style style:name="P17" style:family="paragraph" style:parent-style-name="Text_20_body">
      <style:text-properties officeooo:paragraph-rsid="01d9c669"/>
    </style:style>
    <style:style style:name="P18" style:family="paragraph" style:parent-style-name="Standard">
      <style:paragraph-properties fo:text-align="start" style:justify-single-word="false" style:writing-mode="lr-tb"/>
      <style:text-properties officeooo:rsid="01bec075" officeooo:paragraph-rsid="01bec075"/>
    </style:style>
    <style:style style:name="P19" style:family="paragraph" style:parent-style-name="Standard">
      <style:paragraph-properties fo:text-align="start" style:justify-single-word="false" style:writing-mode="lr-tb"/>
      <style:text-properties officeooo:rsid="01c5ef67" officeooo:paragraph-rsid="01c784e7"/>
    </style:style>
    <style:style style:name="P20" style:family="paragraph" style:parent-style-name="Standard">
      <style:paragraph-properties fo:text-align="start" style:justify-single-word="false" style:writing-mode="lr-tb"/>
      <style:text-properties officeooo:rsid="01cb083d" officeooo:paragraph-rsid="01cb083d"/>
    </style:style>
    <style:style style:name="P21" style:family="paragraph" style:parent-style-name="Text_20_body">
      <style:paragraph-properties fo:text-align="start" style:justify-single-word="false" style:writing-mode="lr-tb"/>
      <style:text-properties officeooo:paragraph-rsid="01d7b7d8"/>
    </style:style>
    <style:style style:name="P22" style:family="paragraph" style:parent-style-name="Text_20_body">
      <style:paragraph-properties fo:text-align="end" style:justify-single-word="false" style:writing-mode="rl-tb"/>
      <style:text-properties officeooo:rsid="00eb6387" officeooo:paragraph-rsid="00eb6387"/>
    </style:style>
    <style:style style:name="P23" style:family="paragraph" style:parent-style-name="Standard">
      <style:paragraph-properties fo:text-align="end" style:justify-single-word="false" style:writing-mode="rl-tb"/>
      <style:text-properties officeooo:rsid="01bdc3a7" officeooo:paragraph-rsid="01bdc3a7"/>
    </style:style>
    <style:style style:name="P24" style:family="paragraph" style:parent-style-name="Standard">
      <style:paragraph-properties fo:text-align="end" style:justify-single-word="false" style:writing-mode="rl-tb"/>
      <style:text-properties officeooo:rsid="01bec075" officeooo:paragraph-rsid="01bec075"/>
    </style:style>
    <style:style style:name="P25" style:family="paragraph" style:parent-style-name="Standard">
      <style:paragraph-properties fo:text-align="end" style:justify-single-word="false" style:writing-mode="rl-tb"/>
      <style:text-properties officeooo:rsid="01c02466" officeooo:paragraph-rsid="01c02466"/>
    </style:style>
    <style:style style:name="P26" style:family="paragraph" style:parent-style-name="Standard">
      <style:paragraph-properties fo:text-align="end" style:justify-single-word="false" style:writing-mode="rl-tb"/>
      <style:text-properties officeooo:rsid="01cd47bc" officeooo:paragraph-rsid="01cd47bc"/>
    </style:style>
    <style:style style:name="P27" style:family="paragraph" style:parent-style-name="Standard">
      <style:paragraph-properties fo:text-align="end" style:justify-single-word="false" style:writing-mode="rl-tb"/>
      <style:text-properties officeooo:rsid="01cf00cc" officeooo:paragraph-rsid="01d48c78"/>
    </style:style>
    <style:style style:name="P28" style:family="paragraph" style:parent-style-name="Standard">
      <style:paragraph-properties fo:text-align="end" style:justify-single-word="false" style:writing-mode="rl-tb"/>
      <style:text-properties fo:font-weight="normal" officeooo:rsid="01cd47bc" officeooo:paragraph-rsid="01cd47bc"/>
    </style:style>
    <style:style style:name="P29" style:family="paragraph" style:parent-style-name="Standard">
      <style:paragraph-properties fo:text-align="end" style:justify-single-word="false" style:writing-mode="rl-tb"/>
      <style:text-properties fo:font-weight="normal" officeooo:rsid="01ce4ea2" officeooo:paragraph-rsid="01cd47bc"/>
    </style:style>
    <style:style style:name="P30" style:family="paragraph" style:parent-style-name="Standard">
      <style:paragraph-properties fo:text-align="end" style:justify-single-word="false" style:writing-mode="rl-tb"/>
      <style:text-properties fo:font-weight="normal" officeooo:rsid="01d48c78" officeooo:paragraph-rsid="01d48c78"/>
    </style:style>
    <style:style style:name="P31" style:family="paragraph" style:parent-style-name="Standard">
      <style:text-properties officeooo:rsid="01a88ed9" officeooo:paragraph-rsid="01a88ed9"/>
    </style:style>
    <style:style style:name="P32" style:family="paragraph" style:parent-style-name="Standard">
      <style:text-properties officeooo:paragraph-rsid="01c2d8c9"/>
    </style:style>
    <style:style style:name="P33" style:family="paragraph" style:parent-style-name="Standard">
      <style:text-properties officeooo:paragraph-rsid="01c451de"/>
    </style:style>
    <style:style style:name="P34" style:family="paragraph" style:parent-style-name="Standard">
      <style:text-properties officeooo:paragraph-rsid="01c5ef67"/>
    </style:style>
    <style:style style:name="P35" style:family="paragraph" style:parent-style-name="Standard">
      <style:text-properties officeooo:rsid="01c5ef67" officeooo:paragraph-rsid="01c784e7"/>
    </style:style>
    <style:style style:name="P36" style:family="paragraph" style:parent-style-name="Standard">
      <style:text-properties officeooo:rsid="01c784e7" officeooo:paragraph-rsid="01c784e7"/>
    </style:style>
    <style:style style:name="P37" style:family="paragraph" style:parent-style-name="Standard">
      <style:text-properties officeooo:rsid="01c88d38" officeooo:paragraph-rsid="01c88d38"/>
    </style:style>
    <style:style style:name="P38" style:family="paragraph" style:parent-style-name="Standard">
      <style:text-properties fo:font-weight="normal" officeooo:rsid="0100605f" officeooo:paragraph-rsid="01a25c55" style:font-weight-asian="normal" style:font-weight-complex="normal"/>
    </style:style>
    <style:style style:name="P39" style:family="paragraph" style:parent-style-name="Standard">
      <style:text-properties fo:font-weight="normal" officeooo:rsid="01c2d8c9" officeooo:paragraph-rsid="01c2d8c9"/>
    </style:style>
    <style:style style:name="P40" style:family="paragraph" style:parent-style-name="Standard">
      <style:text-properties fo:font-weight="normal" officeooo:rsid="01c451de" officeooo:paragraph-rsid="01c451de"/>
    </style:style>
    <style:style style:name="P41" style:family="paragraph" style:parent-style-name="Standard">
      <style:text-properties fo:font-weight="normal" officeooo:rsid="01c5ef67" officeooo:paragraph-rsid="01c5ef67"/>
    </style:style>
    <style:style style:name="P42" style:family="paragraph" style:parent-style-name="Standard">
      <style:text-properties fo:font-weight="normal" officeooo:rsid="01c784e7" officeooo:paragraph-rsid="01c784e7"/>
    </style:style>
    <style:style style:name="P43" style:family="paragraph" style:parent-style-name="Standard">
      <style:text-properties fo:font-weight="normal" officeooo:rsid="01c88d38" officeooo:paragraph-rsid="01c88d38"/>
    </style:style>
    <style:style style:name="P44" style:family="paragraph" style:parent-style-name="Standard">
      <style:text-properties fo:font-weight="normal" officeooo:rsid="01cb083d" officeooo:paragraph-rsid="01cb083d"/>
    </style:style>
    <style:style style:name="P45" style:family="paragraph" style:parent-style-name="Standard">
      <style:paragraph-properties fo:margin-left="0in" fo:margin-right="0in" fo:text-align="start" style:justify-single-word="false" fo:text-indent="0in" style:auto-text-indent="false" style:writing-mode="lr-tb"/>
    </style:style>
    <style:style style:name="P46"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style:font-size-asian="12pt"/>
    </style:style>
    <style:style style:name="P47" style:family="paragraph" style:parent-style-name="Standard" style:list-style-name="L1">
      <style:text-properties officeooo:rsid="01a25c55" officeooo:paragraph-rsid="01a25c55"/>
    </style:style>
    <style:style style:name="P48" style:family="paragraph" style:parent-style-name="Standard" style:list-style-name="L2">
      <style:text-properties fo:font-style="italic" officeooo:rsid="01a2c397" officeooo:paragraph-rsid="01a2c397" style:font-style-asian="italic" style:font-style-complex="italic"/>
    </style:style>
    <style:style style:name="P49" style:family="paragraph" style:parent-style-name="Standard" style:list-style-name="L3"/>
    <style:style style:name="P50" style:family="paragraph" style:parent-style-name="Standard">
      <style:text-properties fo:font-weight="normal" officeooo:rsid="01c06d4e" officeooo:paragraph-rsid="01e113ff"/>
    </style:style>
    <style:style style:name="P51" style:family="paragraph" style:parent-style-name="Standard">
      <style:text-properties fo:font-weight="normal" officeooo:rsid="01ce4ea2" officeooo:paragraph-rsid="01e113ff"/>
    </style:style>
    <style:style style:name="P52" style:family="paragraph" style:parent-style-name="Standard" style:list-style-name="L5">
      <style:paragraph-properties fo:text-align="start" style:justify-single-word="false" style:writing-mode="lr-tb"/>
      <style:text-properties fo:font-size="12pt" officeooo:paragraph-rsid="01b02017" style:font-size-asian="12pt" style:font-size-complex="12pt"/>
    </style:style>
    <style:style style:name="P53" style:family="paragraph" style:parent-style-name="Standard" style:list-style-name="L5">
      <style:paragraph-properties fo:text-align="start" style:justify-single-word="false" style:writing-mode="lr-tb"/>
      <style:text-properties fo:font-size="8pt" fo:font-weight="normal" officeooo:rsid="018a738a" officeooo:paragraph-rsid="018a738a" style:font-size-asian="8pt" style:font-weight-asian="normal" style:font-size-complex="8pt" style:font-weight-complex="normal"/>
    </style:style>
    <style:style style:name="P54" style:family="paragraph" style:parent-style-name="Text_20_body" style:list-style-name="L4">
      <style:text-properties officeooo:paragraph-rsid="01d9c669"/>
    </style:style>
    <style:style style:name="P55" style:family="paragraph" style:parent-style-name="Text_20_body" style:list-style-name="L4">
      <style:text-properties officeooo:rsid="01d84eb5" officeooo:paragraph-rsid="01d9c669"/>
    </style:style>
    <style:style style:name="P56" style:family="paragraph" style:parent-style-name="Text_20_body" style:list-style-name="L5">
      <style:paragraph-properties fo:text-align="start" style:justify-single-word="false" style:writing-mode="lr-tb"/>
      <style:text-properties fo:font-size="12pt" officeooo:rsid="00eb6387" officeooo:paragraph-rsid="00eb6387" style:font-size-asian="12pt" style:font-size-complex="12pt"/>
    </style:style>
    <style:style style:name="P57" style:family="paragraph" style:parent-style-name="Heading_20_1">
      <style:text-properties officeooo:rsid="01a25c55" officeooo:paragraph-rsid="01a25c55"/>
    </style:style>
    <style:style style:name="T1" style:family="text">
      <style:text-properties fo:font-size="10pt" fo:font-style="italic" style:text-underline-style="none" officeooo:rsid="0137f4f4" style:font-size-asian="10pt" style:font-style-asian="italic" style:font-size-complex="10pt" style:font-style-complex="italic"/>
    </style:style>
    <style:style style:name="T2" style:family="text">
      <style:text-properties fo:font-weight="bold" style:font-weight-asian="bold" style:font-weight-complex="bold"/>
    </style:style>
    <style:style style:name="T3" style:family="text">
      <style:text-properties fo:font-weight="bold" officeooo:rsid="0100605f" style:font-weight-asian="bold" style:font-weight-complex="bold"/>
    </style:style>
    <style:style style:name="T4" style:family="text">
      <style:text-properties fo:font-weight="bold" officeooo:rsid="01b568ce" style:font-weight-asian="bold" style:font-weight-complex="bold"/>
    </style:style>
    <style:style style:name="T5" style:family="text">
      <style:text-properties fo:font-weight="bold" officeooo:rsid="01bbaddf" style:font-weight-asian="bold" style:font-weight-complex="bold"/>
    </style:style>
    <style:style style:name="T6" style:family="text">
      <style:text-properties fo:font-weight="bold" officeooo:rsid="01c451de" style:font-weight-asian="bold" style:font-weight-complex="bold"/>
    </style:style>
    <style:style style:name="T7" style:family="text">
      <style:text-properties fo:font-weight="bold" officeooo:rsid="01d48c78" style:font-weight-asian="bold" style:font-weight-complex="bold"/>
    </style:style>
    <style:style style:name="T8" style:family="text">
      <style:text-properties fo:font-weight="bold" officeooo:rsid="01d9c669" style:font-weight-asian="bold" style:font-weight-complex="bold"/>
    </style:style>
    <style:style style:name="T9" style:family="text">
      <style:text-properties fo:font-weight="bold" fo:background-color="#ffff00" loext:char-shading-value="0" style:font-weight-asian="bold" style:font-weight-complex="bold"/>
    </style:style>
    <style:style style:name="T10" style:family="text">
      <style:text-properties fo:font-weight="bold" officeooo:rsid="01d3482d" fo:background-color="#ffff00" loext:char-shading-value="0" style:font-weight-asian="bold" style:font-weight-complex="bold"/>
    </style:style>
    <style:style style:name="T11" style:family="text">
      <style:text-properties fo:color="#000000" style:font-name="Monospace" fo:font-size="12pt" style:font-size-asian="12pt"/>
    </style:style>
    <style:style style:name="T12" style:family="text">
      <style:text-properties fo:color="#000000" style:font-name="Monospace" fo:font-size="12pt" fo:background-color="#e8f2fe" loext:char-shading-value="0" style:font-size-asian="12pt"/>
    </style:style>
    <style:style style:name="T13" style:family="text">
      <style:text-properties fo:color="#000000" style:font-name="Monospace" fo:font-size="12pt" fo:font-style="italic" style:font-size-asian="12pt" style:font-style-asian="italic"/>
    </style:style>
    <style:style style:name="T14" style:family="text">
      <style:text-properties fo:color="#000000" style:font-name="Monospace" fo:font-size="12pt" fo:font-style="italic" officeooo:rsid="01cb083d" style:font-size-asian="12pt" style:font-style-asian="italic"/>
    </style:style>
    <style:style style:name="T15" style:family="text">
      <style:text-properties fo:color="#000000" style:font-name="Monospace" fo:font-size="12pt" fo:font-style="italic" fo:background-color="#e8f2fe" loext:char-shading-value="0" style:font-size-asian="12pt" style:font-style-asian="italic"/>
    </style:style>
    <style:style style:name="T16" style:family="text">
      <style:text-properties fo:color="#6a3e3e" style:font-name="Monospace" fo:font-size="12pt" style:font-size-asian="12pt"/>
    </style:style>
    <style:style style:name="T17" style:family="text">
      <style:text-properties fo:color="#6a3e3e" style:font-name="Monospace" fo:font-size="12pt" fo:background-color="#e8f2fe" loext:char-shading-value="0" style:font-size-asian="12pt"/>
    </style:style>
    <style:style style:name="T18" style:family="text">
      <style:text-properties fo:color="#0000c0" style:font-name="Monospace" fo:font-size="12pt" fo:font-style="italic" style:font-size-asian="12pt" style:font-style-asian="italic"/>
    </style:style>
    <style:style style:name="T19" style:family="text">
      <style:text-properties fo:color="#0000c0" style:font-name="Monospace" fo:font-size="12pt" fo:font-style="italic" fo:background-color="#f0d8a8" loext:char-shading-value="0" style:font-size-asian="12pt" style:font-style-asian="italic"/>
    </style:style>
    <style:style style:name="T20" style:family="text">
      <style:text-properties fo:color="#0000c0" style:font-name="Monospace" fo:font-size="12pt" fo:font-style="italic" fo:font-weight="normal" officeooo:rsid="01c784e7" fo:background-color="#e8f2fe" loext:char-shading-value="0" style:font-size-asian="12pt" style:font-style-asian="italic"/>
    </style:style>
    <style:style style:name="T21" style:family="text">
      <style:text-properties fo:color="#7f0055" style:font-name="Monospace" fo:font-size="12pt" fo:font-weight="bold" style:font-size-asian="12pt" style:font-weight-asian="bold"/>
    </style:style>
    <style:style style:name="T22" style:family="text">
      <style:text-properties fo:color="#7f0055" style:font-name="Monospace" fo:font-size="12pt" fo:font-weight="bold" officeooo:rsid="01bec075" style:font-size-asian="12pt" style:font-weight-asian="bold"/>
    </style:style>
    <style:style style:name="T23" style:family="text">
      <style:text-properties fo:color="#7f0055" style:font-name="Monospace" fo:font-size="12pt" fo:font-weight="bold" officeooo:rsid="01d7b7d8" style:font-size-asian="12pt" style:font-weight-asian="bold"/>
    </style:style>
    <style:style style:name="T24" style:family="text">
      <style:text-properties fo:color="#7f0055" style:font-name="Monospace" fo:font-size="12pt" fo:font-weight="bold" fo:background-color="#e8f2fe" loext:char-shading-value="0" style:font-size-asian="12pt" style:font-weight-asian="bold"/>
    </style:style>
    <style:style style:name="T25" style:family="text">
      <style:text-properties fo:font-weight="normal"/>
    </style:style>
    <style:style style:name="T26" style:family="text">
      <style:text-properties fo:font-weight="normal" style:font-weight-asian="normal" style:font-weight-complex="normal"/>
    </style:style>
    <style:style style:name="T27" style:family="text">
      <style:text-properties fo:font-weight="normal" officeooo:rsid="00bd8f3e" style:font-weight-asian="normal" style:font-weight-complex="normal"/>
    </style:style>
    <style:style style:name="T28" style:family="text">
      <style:text-properties fo:font-weight="normal" officeooo:rsid="00d18184" style:font-weight-asian="normal" style:font-weight-complex="normal"/>
    </style:style>
    <style:style style:name="T29" style:family="text">
      <style:text-properties fo:font-weight="normal" officeooo:rsid="0100605f" style:font-weight-asian="normal" style:font-weight-complex="normal"/>
    </style:style>
    <style:style style:name="T30" style:family="text">
      <style:text-properties fo:font-weight="normal" officeooo:rsid="01a9c955" style:font-weight-asian="normal" style:font-weight-complex="normal"/>
    </style:style>
    <style:style style:name="T31" style:family="text">
      <style:text-properties fo:font-weight="normal" officeooo:rsid="01b02017" style:font-weight-asian="normal" style:font-weight-complex="normal"/>
    </style:style>
    <style:style style:name="T32" style:family="text">
      <style:text-properties fo:font-weight="normal" officeooo:rsid="01bc6217" style:font-weight-asian="normal" style:font-weight-complex="normal"/>
    </style:style>
    <style:style style:name="T33" style:family="text">
      <style:text-properties fo:font-weight="normal" officeooo:rsid="01ae3198" style:font-weight-asian="normal" style:font-weight-complex="normal"/>
    </style:style>
    <style:style style:name="T34" style:family="text">
      <style:text-properties fo:font-weight="normal" officeooo:rsid="01c06d4e" style:font-weight-asian="normal" style:font-weight-complex="normal"/>
    </style:style>
    <style:style style:name="T35" style:family="text">
      <style:text-properties fo:font-weight="normal" officeooo:rsid="01c0e37d"/>
    </style:style>
    <style:style style:name="T36" style:family="text">
      <style:text-properties fo:font-weight="normal" officeooo:rsid="01c2d8c9"/>
    </style:style>
    <style:style style:name="T37" style:family="text">
      <style:text-properties fo:font-weight="normal" officeooo:rsid="01c3f851"/>
    </style:style>
    <style:style style:name="T38" style:family="text">
      <style:text-properties fo:font-weight="normal" officeooo:rsid="01c451de"/>
    </style:style>
    <style:style style:name="T39" style:family="text">
      <style:text-properties fo:font-weight="normal" officeooo:rsid="01c5ef67"/>
    </style:style>
    <style:style style:name="T40" style:family="text">
      <style:text-properties fo:font-weight="normal" officeooo:rsid="01c784e7"/>
    </style:style>
    <style:style style:name="T41" style:family="text">
      <style:text-properties fo:font-weight="normal" officeooo:rsid="01c96fc1"/>
    </style:style>
    <style:style style:name="T42" style:family="text">
      <style:text-properties fo:font-weight="normal" officeooo:rsid="01cb083d"/>
    </style:style>
    <style:style style:name="T43" style:family="text">
      <style:text-properties fo:font-weight="normal" officeooo:rsid="01cd9c2a"/>
    </style:style>
    <style:style style:name="T44" style:family="text">
      <style:text-properties fo:font-weight="normal" officeooo:rsid="01ce4ea2"/>
    </style:style>
    <style:style style:name="T45" style:family="text">
      <style:text-properties fo:font-weight="normal" officeooo:rsid="01d00402"/>
    </style:style>
    <style:style style:name="T46" style:family="text">
      <style:text-properties fo:font-weight="normal" officeooo:rsid="01d1c690" fo:background-color="#ffff00" loext:char-shading-value="0"/>
    </style:style>
    <style:style style:name="T47" style:family="text">
      <style:text-properties fo:font-weight="normal" officeooo:rsid="01d3482d" fo:background-color="#ffff00" loext:char-shading-value="0" style:font-weight-asian="normal" style:font-weight-complex="normal"/>
    </style:style>
    <style:style style:name="T48" style:family="text">
      <style:text-properties fo:font-weight="normal" officeooo:rsid="01dca036" fo:background-color="#ffff00" loext:char-shading-value="0"/>
    </style:style>
    <style:style style:name="T49" style:family="text">
      <style:text-properties fo:font-weight="normal" officeooo:rsid="01d48c78"/>
    </style:style>
    <style:style style:name="T50" style:family="text">
      <style:text-properties fo:font-weight="normal" officeooo:rsid="01d57fed"/>
    </style:style>
    <style:style style:name="T51" style:family="text">
      <style:text-properties fo:font-weight="normal" officeooo:rsid="01d6836a"/>
    </style:style>
    <style:style style:name="T52" style:family="text">
      <style:text-properties fo:font-weight="normal" officeooo:rsid="01d7a36a"/>
    </style:style>
    <style:style style:name="T53" style:family="text">
      <style:text-properties fo:font-variant="normal" fo:text-transform="none" fo:color="#1155cc" style:font-name="arial" fo:letter-spacing="normal" fo:font-style="normal" fo:font-weight="normal" officeooo:rsid="01b02017" style:font-weight-asian="normal" style:font-weight-complex="normal"/>
    </style:style>
    <style:style style:name="T54" style:family="text">
      <style:text-properties officeooo:rsid="01a56d17"/>
    </style:style>
    <style:style style:name="T55" style:family="text">
      <style:text-properties officeooo:rsid="01a62bbf"/>
    </style:style>
    <style:style style:name="T56" style:family="text">
      <style:text-properties officeooo:rsid="01b2ad9a"/>
    </style:style>
    <style:style style:name="T57" style:family="text">
      <style:text-properties officeooo:rsid="01b370da"/>
    </style:style>
    <style:style style:name="T58" style:family="text">
      <style:text-properties officeooo:rsid="01b4040e"/>
    </style:style>
    <style:style style:name="T59" style:family="text">
      <style:text-properties officeooo:rsid="01b4fc7f"/>
    </style:style>
    <style:style style:name="T60" style:family="text">
      <style:text-properties officeooo:rsid="01b568ce"/>
    </style:style>
    <style:style style:name="T61" style:family="text">
      <style:text-properties officeooo:rsid="01b63347"/>
    </style:style>
    <style:style style:name="T62" style:family="text">
      <style:text-properties officeooo:rsid="01b8b685"/>
    </style:style>
    <style:style style:name="T63" style:family="text">
      <style:text-properties officeooo:rsid="01bbaddf"/>
    </style:style>
    <style:style style:name="T64" style:family="text">
      <style:text-properties officeooo:rsid="01bc787d"/>
    </style:style>
    <style:style style:name="T65" style:family="text">
      <style:text-properties officeooo:rsid="01bdc3a7"/>
    </style:style>
    <style:style style:name="T66" style:family="text">
      <style:text-properties officeooo:rsid="01d84eb5"/>
    </style:style>
    <style:style style:name="T67" style:family="text">
      <style:text-properties officeooo:rsid="01d9c669"/>
    </style:style>
    <style:style style:name="T68" style:family="text">
      <style:text-properties officeooo:rsid="01dfc7d7"/>
    </style:style>
    <style:style style:name="T69" style:family="text">
      <style:text-properties officeooo:rsid="01e113ff"/>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חישוב מקבילי</text:h>
      <text:p text:style-name="P38">תוכנית רגילה בשפת ג'אבה רצה באופן סדרתי, מהתחלה לסוף. יש כמה סיבות שבגללן אנחנו רוצים להריץ תוכניות באופן מקבילי:</text:p>
      <text:list xml:id="list8243091346581236526" text:style-name="L1">
        <text:list-item>
          <text:p text:style-name="P47"><text:span text:style-name="T3">תגובתיות</text:span><text:span text:style-name="T29">. אנחנו מריצים חישוב שלוקח הרבה זמן, ורוצים במקביל לעשות דברים אחרים במחשב. תגובתיות חשובה במיוחד בתוכנה שמשרתת כמה משתמשים (למשל שרת רשת - שלמדנו בשיעור הקודם). אם משתמש אחד מבצע פעולה שלוקחת הרבה זמן, אנחנו עדיין רוצים שהשרת יהיה פנוי לענות לבקשות של משתמשים אחרים.</text:span></text:p>
        </text:list-item>
        <text:list-item>
          <text:p text:style-name="P47"><text:span text:style-name="T2">מגבלת זמן</text:span><text:span text:style-name="T29">. אם חישוב מסויים לוקח יותר מדי זמן, אנחנו רוצים שתהיה לנו אפשרות לעצור אותו מבחוץ</text:span><text:span text:style-name="T26">. זה שימושי במיוחד למימוש אלגוריתמי "כל זמן" (any-time algorithms) - אלגוריתמי אופטימיזציה שרצים עד שעוצרים אותם, ומחזירים את התוצאה הטובה ביותר שהצליחו למצוא עד כה.</text:span></text:p>
        </text:list-item>
        <text:list-item>
          <text:p text:style-name="P47"><text:span text:style-name="T3">מהירות</text:span><text:span text:style-name="T29">. היום, כמעט בכל מחשב יש שתי ליבות או יותר. חישוב מקבילי מאפשר לנו לנצל את הליבות הללו - לבצע חישובים שונים על כל ליבה כך שהתוכנית תשיג את מטרתה מהר יותר.</text:span></text:p>
        </text:list-item>
      </text:list>
      <text:p text:style-name="P3">בעיה לדוגמה</text:p>
      <text:p text:style-name="Standard">נדגים את היתרונות של חישוב מקבילי בעזרת בעיה לדוגמה - <text:span text:style-name="T2">בעיית החלוקה</text:span>:</text:p>
      <text:list xml:id="list9136019560995564793" text:style-name="L2">
        <text:list-item>
          <text:p text:style-name="P48">נתונה רשימת מספרים ממשיים. יש לחלק אותה לשתי קבוצות כך שסכום המספרים בשתי הקבוצות שווה. אם זה בלתי אפשרי, יש למצוא את החלוקה שבה ההפרש בין הסכומים קטן ביותר.</text:p>
        </text:list-item>
      </text:list>
      <text:p text:style-name="Standard">יישום אפשרי של בעיה זו הוא חלוקה הוגנת של חפצים. שני אחים קיבלו בירושה אוסף של חפצים, לכל חפץ יש שווי אחר, והם רוצים לחלק את החפצים ביניהם כך שהשווי הכולל שכל אחד מקבל הוא זהה, או קרוב ביותר.</text:p>
      <text:p text:style-name="Standard"/>
      <text:p text:style-name="Standard">הבעיה הזו ידועה כבעיה קשה (ראו בויקיפדיה Partition problem). לא קיים אלגוריתם שפותר אותה בזמן פולינומיאלי. קיימים אלגוריתמי-קירוב שפותרים אותה ביעילות יחסית עבור קלטים מסויימים, אבל לא עבור כל הקלטים. בשיעור זה נפתור את הבעיה בעזרת האלגוריתם הפשוט הבא:</text:p>
      <text:list xml:id="list3120798648488486472" text:style-name="L3">
        <text:list-item>
          <text:p text:style-name="P49">עבור על כל <text:span text:style-name="T54">החלוקות האפשריות </text:span>של הקלט<text:span text:style-name="T54"> לשתי תת-קבוצות</text:span>. <text:span text:style-name="T54">לכל חלוקה כזאת:</text:span></text:p>
          <text:list>
            <text:list-item>
              <text:p text:style-name="P49">חשב את <text:span text:style-name="T54">הפרש הסכומים.</text:span></text:p>
            </text:list-item>
          </text:list>
        </text:list-item>
        <text:list-item>
          <text:p text:style-name="P49">החזר <text:span text:style-name="T54">את החלוקה שבה המרחק קטן ביותר.</text:span></text:p>
          <text:p text:style-name="P49"/>
        </text:list-item>
      </text:list>
      <text:p text:style-name="Standard">מספר <text:span text:style-name="T55">החלוקות האפשריות הוא </text:span>2 בחזקת מספר האיברים, כך שהאלגוריתם הזה עלול לקחת הרבה זמן, לכן זו דוגמה טובה לחשיבות של תיכנות מקבילי.</text:p>
      <text:p text:style-name="Standard"/>
      <text:p text:style-name="P31"><text:span text:style-name="T27">ה</text:span><text:span text:style-name="T26">אלגוריתם הבסיסי ממומש במחלקה Partition, במתודה best. <text:s/>באותה מחלקה, במתודה main ישנה בדיקה של האלגוריתם על מערכים באורך הולך וגדל. </text:span><text:span text:style-name="T30">כצפוי, זמן הריצה גדל פי 2 בכל פעם שהמערך גדל ב-1. כשגודל המערך מגיע ל-30, זמן הריצה כבר ארוך למדי.</text:span></text:p>
      <text:p text:style-name="P5">1. תגובתיות</text:p>
      <text:p text:style-name="P10">נניח שיש לנו שרת-רשת (<text:span text:style-name="T58">דומה לזה </text:span>שראינו בשיעור הקודם)<text:span text:style-name="T58">,</text:span> המאפשר ללקוחות להזין קלטים לבעיית החלוקה, ומחזיר להם תשובה.</text:p>
      <text:p text:style-name="P10"><text:span text:style-name="T59">השרת הבסיסי נמצא בקובץ PartitionServer0. כשלקוח </text:span>שולח בעיה קשה שהפתרון שלה דורש הרבה זמן<text:span text:style-name="T59">, השרת לא יכול להתייחס ללקוחות אחרים, והם לא מקבלים תשובה גם על בעיות קלות.</text:span></text:p>
      <text:p text:style-name="P11"><text:span text:style-name="T60">כדי לפתור את הבעיה נשתמש ב</text:span><text:span text:style-name="T4">חוטים</text:span><text:span text:style-name="T60">. קודם-כל נסביר, מה זה בכלל חוט? בשפת ג'אבה, חוט הוא קטע-קוד שרץ במקביל לתוכנית הראשית. <text:s text:c="2"/>טכנית, חוט הוא עצם מהמחלקה </text:span>Thread. <text:span text:style-name="T60"><text:s text:c="3"/>לחוט </text:span>יש בנאי המקבל ארגומנט מסוג Runnable. <text:span text:style-name="T56"><text:s text:c="2"/></text:span>למדנו על Runnable בשיעור על ממשקים - זה בסה"כ ממשק עם מתודה אחת בלי ארגומנטים. הנה תוכנית שיוצרת שני חוטים וממשיכה לרוץ: </text:p>
      <text:p text:style-name="P21"><text:span text:style-name="T22">new</text:span> Thread( () -&gt; for(int i=0; i&lt;100; ++i) System.out.print(“1”) ).start();</text:p>
      <text:p text:style-name="P21"><text:span text:style-name="T22">new</text:span> Thread( () -&gt; for(int i=0; i&lt;100; ++i) System.out.print(“2”) ).start();</text:p>
      <text:p text:style-name="P21"><text:span text:style-name="T23">for </text:span>(int i=0; i&lt;100; ++i) System.out.print(“3”)</text:p>
      <text:p text:style-name="Text_20_body">התוכנית הזאת אמורה לכתוב 1, 2, 3 בערבוביה; סדר הריצה של <text:span text:style-name="T57">החוטים </text:span>לא ידוע מראש.</text:p>
      <text:p text:style-name="Text_20_body"/>
      <text:p text:style-name="P12"><text:span text:style-name="T61">עכשיו</text:span>, נוסיף לשרת-הרשת שלנו חוטים. בכל פעם שהשרת מקבל בקשה, הוא <text:span text:style-name="T62">מ</text:span>תחיל חוט חדש כדי לפתור אותה (ראו במחלקה PartitionServe<text:span text:style-name="T62">r1</text:span>).<text:span text:style-name="T62"> </text:span></text:p>
      <text:p text:style-name="P13">יש עוד שינוי אחד חשוב שחייבים לעשות כדי שנוכל ליהנות מהיתרונות של חוטים. <text:span text:style-name="T65"><text:s text:c="2"/></text:span>ג'אבה<text:span text:style-name="T65"> מתנגדת לעצירת </text:span>חוטים בכוח; חוטים צריכים לאפשר למערכת לעצור אותם. לכן, אנחנו צריכים לוודא שהאלגוריתם שלנו לפתרון בעיית החלוקה, מאפשר למערכת לעצור אותו זמנית כדי לאפשר לחוטים אחרים לרוץ. זה נעשה ע"י הכנסת הפקודה Thread.yield בתוך הלולאה שעוברת על כל החלוקות (ראו Partition.best).</text:p>
      <text:p text:style-name="P13">הריצו את PartitionServer1. פיתחו שני חלונות, באחד הריצו קלט ארוך ובשני קלט קצר, וודאו שהקלט הקצר מתקבל.</text:p>
      <text:p text:style-name="Text_20_body"/>
      <text:p text:style-name="P16"><text:span text:style-name="T63">כיום, לא מקובל להשתמש ישירות בחוטים. במקום זה, משתמשים ב</text:span><text:span text:style-name="T5">שירותי ביצוע </text:span><text:span text:style-name="T63">- ExecutorService. שירות-ביצוע מקבל מטלות (כגון Runnable) ומבצע אותן תוך שימוש בחוטים. מדיניות השימוש בחוטים משתנה לפי סוג המבצע: אפשר לבחור מבצע שמשתמש בחוט אחד, או במספר קבוע של חוטים ("ממחזר" חוטים לפי הצורך), או במספר משתנה של חוטים. ראו דוגמה במחלקה </text:span><text:s/><text:span text:style-name="T62">PartitionServer2. באיזה שירות-ביצוע כדאי להשתמש?</text:span></text:p>
      <text:list xml:id="list301022938091847093" text:style-name="L4">
        <text:list-item>
          <text:p text:style-name="P55">אם חשובה לנו ה<text:span text:style-name="T2">תגובתיות</text:span> - אז נשתמש ב Executors.newCachedThreadPool(). <text:span text:style-name="T67">זהו שירות-ביצוע שמתחיל חוטים בלי הגבלת מספר, לפי הצורך. <text:s/></text:span>כך נבטיח שתמיד יהיו במערכת <text:span text:style-name="T67">מספיק חוטים לטפל בכל הבקשות.</text:span></text:p>
        </text:list-item>
        <text:list-item>
          <text:p text:style-name="P54"><text:span text:style-name="T66">אם חשובה לנו יותר ה</text:span><text:span text:style-name="T8">יעילות</text:span><text:span text:style-name="T66"> - אז נשתמש ב Executors.newFixedThreadPool(n), כאשר n הוא מספר הליבות במחשב שלנו. כך נבטיח שיהיה חוט אחד לכל ליבה ולא יהיה צורך בהחלפת חוטים על אותה ליבה.</text:span></text:p>
        </text:list-item>
      </text:list>
      <text:p text:style-name="P17"/>
      <text:p text:style-name="P6"><text:span text:style-name="T32">2</text:span><text:span text:style-name="T26">. </text:span><text:span text:style-name="T32">הגבלת זמן</text:span></text:p>
      <text:p text:style-name="P8">כעת נראה שימוש נוסף של תיכנות מקבילי - הגבלת זמן ביצוע של <text:span text:style-name="T64">חישוב ממושך. <text:s/>אנחנו רוצים לחשב חלוקה טובה ככל האפשר, אבל אנחנו לא רוצים לחכות לנצח. אנחנו רוצים את החלוקה הטובה ביותר שאפשר לחשב, נניח, בשניה אחת. </text:span></text:p>
      <text:p text:style-name="P8"/>
      <text:p text:style-name="P9">הפתרון נמצא בקובץ PartitionWithInterruption0. <text:s/>הרעיון הוא להריץ חוט, לחכות שניה, ואז <text:span text:style-name="T2">להפריע </text:span>לחוט. פעולת ההפרעה נקראת interrupt. <text:s text:c="2"/></text:p>
      <text:p text:style-name="Text_20_body"/>
      <text:p text:style-name="Text_20_body">כזכור, <text:span text:style-name="T62">ג'אבה</text:span> מתנגדת לעצירת <text:span text:style-name="T62">חוטים </text:span>בכפיה; בשפת ג'אבה אפשר רק לבקש מחוט <text:span text:style-name="T65">בנימוס שיפריע לעצמו. לפיכך, השלב הראשון בפתרון הוא לשנות את הקוד של האלגוריתם כך שיאפשר הפרעה. זה נעשה באופן הבא. במתודה best, בתוך הלולאה שעוברת על כל החלוקות האפשריות, נכתוב:</text:span></text:p>
      <text:p text:style-name="P45"><text:span text:style-name="T21">if</text:span><text:span text:style-name="T11"> (Thread.</text:span><text:span text:style-name="T13">interrupted</text:span><text:span text:style-name="T11">()) </text:span></text:p>
      <text:p text:style-name="P45"><text:span text:style-name="T11"><text:tab/></text:span><text:span text:style-name="T21">break</text:span><text:span text:style-name="T11">;</text:span></text:p>
      <text:p text:style-name="P23">כלומר, האלגוריתם בודק האם מישהו מנסה להפריע לחוט שהוא רץ בו, ואם כן, האלגוריתם יוצא מהלולאה. בסוף הלולאה הוא מחזיר את החלוקה הטובה ביותר שנמצאה עד כה. <text:s text:c="3"/>כלומר, מימשנו אלגוריתם anytime.</text:p>
      <text:p text:style-name="P23"/>
      <text:p text:style-name="P24">ההפרעה עצמה מתבצעת בתוכנית הראשית: יוצרים חוט, מפעילים אותו, מחכים כמה שרוצים, ואז מפריעים לחוט.</text:p>
      <text:p text:style-name="P18"><text:span text:style-name="T16">t</text:span><text:span text:style-name="T11"> = </text:span><text:span text:style-name="T21">new</text:span><text:span text:style-name="T11"> Thread(</text:span><text:span text:style-name="T16">task</text:span><text:span text:style-name="T11">);</text:span></text:p>
      <text:p text:style-name="P45"><text:span text:style-name="T16">t</text:span><text:span text:style-name="T11">.start();</text:span></text:p>
      <text:p text:style-name="P45"><text:span text:style-name="T11">Thread.</text:span><text:span text:style-name="T13">sleep</text:span><text:span text:style-name="T11">(1000);</text:span></text:p>
      <text:p text:style-name="P45"><text:span text:style-name="T16">t</text:span><text:span text:style-name="T11">.interrupt();</text:span></text:p>
      <text:p text:style-name="P25">הריצו את הקטע עם זמנים שונים, ותראו איך איכות הפתרון משתפרת ככל שנותנים לחוט יותר זמן לרוץ.</text:p>
      <text:p text:style-name="P7"/>
      <text:p text:style-name="P14"><text:span text:style-name="T9">תרגיל</text:span><text:span text:style-name="T10"> </text:span><text:span text:style-name="T47">(ארוך)</text:span><text:span text:style-name="T46">: </text:span><text:span text:style-name="T48">שנו</text:span><text:span text:style-name="T46"> לשנות את שרת-הרשת כך שיאפשר ללקוח לבחור מתי להפסיק את החישוב. בלקוח יהיו שני כפתורים: "Submit" (כמו עכשיו) ו"Stop". כשהלקוח לוחץ על ּStop באמצע חישוב, השרת יפסיק את החישוב ויחזיר את החלוקה הטובה ביותר שנצפתה עד כה.</text:span></text:p>
      <text:p text:style-name="P15"/>
      <text:p text:style-name="P4"><text:span text:style-name="T34">3</text:span><text:span text:style-name="T33">. </text:span><text:span text:style-name="T34">חישוב מהיר</text:span></text:p>
      <text:p text:style-name="P50">היתרון השלישי של חישוב מקבילי הוא ייעול ביצוע חישובים כבדים ע"י שימוש בכמה ליבות. <text:span text:style-name="T69">נדבר על זה בשיעור הבא.</text:span></text:p>
      <text:p text:style-name="P51"/>
      <text:p text:style-name="Heading_20_2">מקורות </text:p>
      <text:list xml:id="list8076276922498232073" text:style-name="L5">
        <text:list-item>
          <text:p text:style-name="P56">Cay Horstmann, “Core Java for the Impatient”, chapter 10</text:p>
        </text:list-item>
        <text:list-item>
          <text:p text:style-name="P52"><text:span text:style-name="T28">Udemy, Java Multithreading Course, 3 hours,</text:span><text:span text:style-name="T31"> </text:span><text:span text:style-name="T53">https://www.udemy.com/java-multithreading/</text:span></text:p>
        </text:list-item>
      </text:list>
      <text:p text:style-name="Standard"><text:line-break/></text:p>
      <text:list xml:id="list181057820706961" text:continue-numbering="true" text:style-name="L5">
        <text:list-header>
          <text:p text:style-name="P53"/>
        </text:list-header>
      </text:list>
      <text:p text:style-name="P22">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1" svg:font-family="'Nachlieli CLM'"/>
    <style:font-face style:name="arial" svg:font-family="arial, sans-serif"/>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style:page-number="auto" style:writing-mode="rl-tb"/>
      <style:text-properties fo:font-size="16pt" style:font-size-complex="16pt" style:font-weight-complex="normal"/>
    </style:style>
    <style:style style:name="Header"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1899e3b" officeooo:paragraph-rsid="01a06171"/>
    </style:style>
    <style:style style:name="MP2" style:family="paragraph" style:parent-style-name="Footer">
      <style:paragraph-properties fo:text-align="center" style:justify-single-word="false"/>
      <style:text-properties officeooo:paragraph-rsid="019ece81"/>
    </style:style>
    <style:style style:name="MT1" style:family="text">
      <style:text-properties fo:font-size="10pt" fo:font-style="italic" style:text-underline-style="none" officeooo:rsid="0137f4f4"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text:span text:style-name="MT1">ברוך ה’ חונן הדעת</text:span></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7-12-02T18:10:57.738026471</dc:date>
    <meta:editing-duration>P1DT19H35M41S</meta:editing-duration>
    <meta:editing-cycles>432</meta:editing-cycles>
    <meta:document-statistic meta:table-count="0" meta:image-count="0" meta:object-count="0" meta:page-count="1" meta:paragraph-count="54" meta:word-count="981" meta:character-count="5792" meta:non-whitespace-character-count="4848"/>
  </office:meta>
</office:document-meta>
</file>